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paragraph-properties fo:line-height="100%"/>
      <style:text-properties style:font-name="Times New Roman" fo:language="sk" fo:country="SK"/>
    </style:style>
    <style:style style:name="P6" style:family="paragraph" style:parent-style-name="Standard">
      <style:paragraph-properties fo:line-height="100%"/>
      <style:text-properties style:font-name="Times New Roman" fo:language="sk" fo:country="SK" fo:font-weight="bold" style:font-weight-asian="bold" style:font-weight-complex="bold"/>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paragraph-properties fo:line-height="100%"/>
      <style:text-properties style:font-name="Times New Roman"/>
    </style:style>
    <style:style style:name="P9" style:family="paragraph" style:parent-style-name="Standard">
      <style:paragraph-properties fo:line-height="100%"/>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2" style:family="paragraph" style:parent-style-name="Text_20_body">
      <style:paragraph-properties fo:line-height="100%"/>
      <style:text-properties style:font-name="Liberation Serif" fo:language="sk" fo:country="SK"/>
    </style:style>
    <style:style style:name="P13" style:family="paragraph" style:parent-style-name="Heading_20_1">
      <style:paragraph-properties fo:line-height="100%"/>
    </style:style>
    <style:style style:name="P14"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vod</text:p>
      <text:p text:style-name="P8"/>
      <text:p text:style-name="P8">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8"/>
      <text:p text:style-name="P8">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8"/>
      <text:p text:style-name="P8">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8"/>
      <text:p text:style-name="P8">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8"/>
      <text:p text:style-name="P8">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8"/>
      <text:p text:style-name="P7">\section{Štruktúra práce}</text:p>
      <text:p text:style-name="P8"/>
      <text:p text:style-name="P8">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8"/>
      <text:p text:style-name="P8">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8"/>
      <text:p text:style-name="P8">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8"/>
      <text:p text:style-name="P8">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Modelovacie nastroje</text:p>
      <text:p text:style-name="P3"/>
      <text:p text:style-name="P7">\section{Business Process Modeling Notation}</text:p>
      <text:p text:style-name="P7">\label{sec:bpmn}</text:p>
      <text:p text:style-name="P7"/>
      <text:p text:style-name="P8">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8"/>
      <text:p text:style-name="P8">BPMN definuje Business Process Diagram (BPD), ktorý graficky znázorňuje postupnosti firemných procesov. Objekty zachytené v grafe reprezentujú aktivity a orientované hrany naznačujú poradie ich vykonania. </text:p>
      <text:p text:style-name="P8"/>
      <text:p text:style-name="P7">\subsection{Rozdelenie objektov v BPMN}</text:p>
      <text:p text:style-name="P8">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8">Základné kategórie elementov sú:</text:p>
      <text:p text:style-name="P8">\begin{itemize}</text:p>
      <text:p text:style-name="P8"><text:s/>\item Tokové objekty (Flow Objects) </text:p>
      <text:p text:style-name="P8"><text:s/>\item Spojovacie objekty (Connecting Objects)</text:p>
      <text:p text:style-name="P8"><text:s/>\item Plavecké dráhy (Swimlanes)</text:p>
      <text:p text:style-name="P8"><text:s/>\item Artefakty (Artifacts)</text:p>
      <text:p text:style-name="P8">\end{itemize}</text:p>
      <text:p text:style-name="P8"/>
      <text:p text:style-name="P7">\subsection{Tokové objekty}</text:p>
      <text:p text:style-name="P8">Tokové objekty sú základné objekty BPD, udávajú správanie firemného procesu. Definované sú tri Flow Objects: \\</text:p>
      <text:p text:style-name="P8"/>
      <text:p text:style-name="P7">\subsection*{Udalosť}</text:p>
      <text:p text:style-name="P8">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8"/>
      <text:p text:style-name="P8">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8"/>
      <text:p text:style-name="P8">\begin{figure}[ht]</text:p>
      <text:p text:style-name="P8"><text:s/>\centering</text:p>
      <text:p text:style-name="P8"><text:soft-page-break/><text:s/>\includegraphics{pic/eventtypes.png}</text:p>
      <text:p text:style-name="P8"><text:s/>\caption{Zoznam podtypov udalostí.}</text:p>
      <text:p text:style-name="P8"><text:s/>\label{fig:evtyp}</text:p>
      <text:p text:style-name="P8">\end{figure}</text:p>
      <text:p text:style-name="P8"/>
      <text:p text:style-name="P7">\subsection*{Aktivita}</text:p>
      <text:p text:style-name="P8">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8"/>
      <text:p text:style-name="P7">\subsection*{Brána}</text:p>
      <text:p text:style-name="P8">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8"/>
      <text:p text:style-name="P7">\subsection{Spojovacie objekty}</text:p>
      <text:p text:style-name="P8">Tokové objekty sa spájajú a vytvárajú základnú kostru firemného procesu. Spojovacie objekty <text:span text:style-name="T5">(Connecting Objects)</text:span> zabezpečujú toto prepojenie a taktiež umožňujú pripájanie artefaktov.</text:p>
      <text:p text:style-name="P8"/>
      <text:p text:style-name="P7">\subsection*{Sekvenčný tok}</text:p>
      <text:p text:style-name="P8">Sekvenčný tok <text:span text:style-name="T5">(Sequence Flow)</text:span> reprezentuje neprerušovaná čiara s vyplnenou šípkou. Vyznačuje poradie, v akom sú aktivity v procese vykonávané.</text:p>
      <text:p text:style-name="P8"/>
      <text:p text:style-name="P7">\subsection*{Tok správ}</text:p>
      <text:p text:style-name="P8">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8"/>
      <text:p text:style-name="P7">\subsection*{Asociácia}</text:p>
      <text:p text:style-name="P8">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8"/>
      <text:p text:style-name="P7">\subsection{Plavecké dráhy}</text:p>
      <text:p text:style-name="P8">Plavecké dráhy <text:span text:style-name="T5">(Swimlanes)</text:span> sa používajú ako prostriedok na organizáciu aktivít. Opticky sa pomocou nich oddeľujú zodpovednosti roly alebo usporiadanie činnosti v procese.</text:p>
      <text:p text:style-name="P8"/>
      <text:p text:style-name="P7">\subsection*{Pool}</text:p>
      <text:p text:style-name="P8">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8"><text:soft-page-break/></text:p>
      <text:p text:style-name="P8">\begin{figure}[ht]</text:p>
      <text:p text:style-name="P8"><text:s/>\centering</text:p>
      <text:p text:style-name="P8"><text:s/>\includegraphics[width=\linewidth]{pic/poolex.png}</text:p>
      <text:p text:style-name="P8"><text:s/>\caption{Príklad využitia poolu.}</text:p>
      <text:p text:style-name="P8"><text:s/>\label{fig:polex}</text:p>
      <text:p text:style-name="P8">\end{figure}</text:p>
      <text:p text:style-name="P8"/>
      <text:p text:style-name="P7">\subsection*{Dráha}</text:p>
      <text:p text:style-name="P8">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8"/>
      <text:p text:style-name="P8">\begin{figure}[ht]</text:p>
      <text:p text:style-name="P8"><text:s/>\centering</text:p>
      <text:p text:style-name="P8"><text:s/>\includegraphics[width=\linewidth]{pic/laneex.png}</text:p>
      <text:p text:style-name="P8"><text:s/>\caption{Príklad využitia dráhy.}</text:p>
      <text:p text:style-name="P8"><text:s/>\label{fig:lanex}</text:p>
      <text:p text:style-name="P8">\end{figure}</text:p>
      <text:p text:style-name="P8"/>
      <text:p text:style-name="P7">\subsection{Artefakty}</text:p>
      <text:p text:style-name="P8">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8"/>
      <text:p text:style-name="P7">\subsection*{Dátový objekt}</text:p>
      <text:p text:style-name="P8">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8"/>
      <text:p text:style-name="P7">\subsection*{ Skupina}</text:p>
      <text:p text:style-name="P8">Skupina<text:span text:style-name="T5"> (Group)</text:span> je znázorňovaná prerušovaným obdĺžnikom a používa sa na dokumentačné a analytické účely. Nijako neovplyvňuje tok procesu.</text:p>
      <text:p text:style-name="P8"/>
      <text:p text:style-name="P7">\subsection*{Poznámka}</text:p>
      <text:p text:style-name="P8">Anotácia <text:span text:style-name="T5">(Annotation)</text:span> slúži na zachytenie dodatočnej textovej informácie pre čitateľa diagramu. K objektu je pripojená pomocou asociácie. </text:p>
      <text:p text:style-name="P8"/>
      <text:p text:style-name="P7">\subsection{Využitie BPMN}</text:p>
      <text:p text:style-name="P8">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8">\begin{description}</text:p>
      <text:p text:style-name="P8"><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8"><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8">\end{description}</text:p>
      <text:p text:style-name="P8"/>
      <text:p text:style-name="P8">\begin{figure}[hb]</text:p>
      <text:p text:style-name="P8"><text:s/>\centering</text:p>
      <text:p text:style-name="P8"><text:s/>\includegraphics[width=\linewidth]{pic/subproc.png}</text:p>
      <text:p text:style-name="P8"><text:s/>\caption{Interný proces vysokej úrovne.}</text:p>
      <text:p text:style-name="P8"><text:s/>\label{fig:subproc}</text:p>
      <text:p text:style-name="P8">\end{figure}</text:p>
      <text:p text:style-name="P8"/>
      <text:p text:style-name="P7">\section{Unified Modeling Language}</text:p>
      <text:p text:style-name="P8">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8"/>
      <text:p text:style-name="P7">\subsection{Diagram prípadov použitia}</text:p>
      <text:p text:style-name="P9"><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8">\begin{description}</text:p>
      <text:p text:style-name="P8"><text:s/>\item[Hranice systému] Vymedzujú modelovanú oblasť.</text:p>
      <text:p text:style-name="P8"><text:s/>\item[Aktér] Predstavuje entitu (rola, systém, čas) mimo systému, ktorá so systémom spolupracuje. </text:p>
      <text:p text:style-name="P8"><text:s/>\item[Prípad použitia] Zachytáva ucelenú funkčnú jednotku systému.</text:p>
      <text:p text:style-name="P8">\end{description}</text:p>
      <text:p text:style-name="P8"/>
      <text:p text:style-name="P8">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8"/>
      <text:p text:style-name="P8">\begin{figure}[hb]</text:p>
      <text:p text:style-name="P8"><text:s/>\centering</text:p>
      <text:p text:style-name="P8"><text:s/>\includegraphics{pic/usecaseex.png}</text:p>
      <text:p text:style-name="P8"><text:s/>\caption{Príklad na diagram prípadu použitia.}</text:p>
      <text:p text:style-name="P8"><text:s/>\label{fig:UCex}</text:p>
      <text:p text:style-name="P8">\end{figure}</text:p>
      <text:p text:style-name="P8"/>
      <text:p text:style-name="P7">\subsection{Diagram tried}</text:p>
      <text:p text:style-name="P8">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8"/>
      <text:p text:style-name="P8">\begin{figure}[hb]</text:p>
      <text:p text:style-name="P8"><text:s/>\centering</text:p>
      <text:p text:style-name="P8"><text:s/>\includegraphics{pic/classex.png}</text:p>
      <text:p text:style-name="P8"><text:s/>\caption{Príklad na diagram tried.}</text:p>
      <text:p text:style-name="P8"><text:s/>\label{fig:classex}</text:p>
      <text:p text:style-name="P8"><text:soft-page-break/>\end{figure}</text:p>
      <text:p text:style-name="P8"><text:tab/></text:p>
      <text:p text:style-name="P6">%\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elovacie techniky</text:p>
      <text:p text:style-name="P8"/>
      <text:p text:style-name="P8">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8"/>
      <text:p text:style-name="P8">Pri využití objektovo orientovanej analýzy sa v najväčšej miere používajú dva modely: vodopád a iteratívny / inkrementálny vývoj. Črty týchto modelov nájdeme vo všetkých moderných modelovacích metodikách. </text:p>
      <text:p text:style-name="P8"/>
      <text:p text:style-name="P7">\section{Vodopád}</text:p>
      <text:p text:style-name="P8"><text:soft-page-break/>\label{sec:vod}</text:p>
      <text:p text:style-name="P8">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8"/>
      <text:p text:style-name="P8">\begin{itemize}</text:p>
      <text:p text:style-name="P8">\item Definovanie problému</text:p>
      <text:p text:style-name="P8">\item Analýzu a špecifikáciu požiadaviek</text:p>
      <text:p text:style-name="P8">\item Návrh</text:p>
      <text:p text:style-name="P8">\item Implementovanie </text:p>
      <text:p text:style-name="P8">\item Testovanie a integrovanie</text:p>
      <text:p text:style-name="P8">\item Údržbu </text:p>
      <text:p text:style-name="P8">\end{itemize}</text:p>
      <text:p text:style-name="P8"/>
      <text:p text:style-name="P8">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8"/>
      <text:p text:style-name="P8">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8"/>
      <text:p text:style-name="P8">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8"/>
      <text:p text:style-name="P8">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8"/>
      <text:p text:style-name="P7">\section{Iteratívny / inkrementálny vývoj}</text:p>
      <text:p text:style-name="P8">\label{sec:InIt}</text:p>
      <text:p text:style-name="P9"><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8">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8"/>
      <text:p text:style-name="P8">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8"/>
      <text:p text:style-name="P9"><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8"/>
      <text:p text:style-name="P7">\section{Agilné metódy vývoja}</text:p>
      <text:p text:style-name="P8">\label{sec:agil}</text:p>
      <text:p text:style-name="P8"/>
      <text:p text:style-name="P8">Súčasný svet sa veľmi rýchlo mení. Pri vývoji softvéru sa preto kladie veľký doraz na rýchlosť a flexibilitu. Aplikácie sa počas vývoja musia prispôsobovať meniacim sa podmienkam a byť čo najskôr k dispozícii zákazníkovi.</text:p>
      <text:p text:style-name="P8"/>
      <text:p text:style-name="P8">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8"/>
      <text:p text:style-name="P8">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8"/>
      <text:p text:style-name="P8">\begin{figure}[ht]</text:p>
      <text:p text:style-name="P8"><text:s/>\centering</text:p>
      <text:p text:style-name="P8"><text:s/>\includegraphics[width=400px]{pic/agilvsklasik.png}</text:p>
      <text:p text:style-name="P8"><text:s/>\caption{Porovnanie klasického a agilného prístupu.}</text:p>
      <text:p text:style-name="P8"><text:s/>\label{fig:agilvsklas}</text:p>
      <text:p text:style-name="P8">\end{figure}</text:p>
      <text:p text:style-name="P8"/>
      <text:p text:style-name="P7">\subsection{Manifest agilného programovania}</text:p>
      <text:p text:style-name="P8">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8">\begin{itemize}</text:p>
      <text:p text:style-name="P8"><text:s/>\item Osoby a interakcia majú prednosť pred procesmi a nástrojmi</text:p>
      <text:p text:style-name="P8"><text:s/>\item Fungujúci softvér má prednosť pred obsiahlou dokumentáciou</text:p>
      <text:p text:style-name="P8"><text:s/>\item Spolupráca so zákazníkom je uprednostnená pred vyjednávaním o zmluvách</text:p>
      <text:p text:style-name="P8"><text:s/>\item Reagovanie na zmenu má prednosť pred nasledovaním plánu\\</text:p>
      <text:p text:style-name="P8">\end{itemize}</text:p>
      <text:p text:style-name="P8">\textbf{Osoby a interakcia majú prednosť pred procesmi a nástrojmi}</text:p>
      <text:p text:style-name="P8"/>
      <text:p text:style-name="P8">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8"/>
      <text:p text:style-name="P8">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8">\textbf{Fungujúci softvér má prednosť pred obsiahlou dokumentáciou}</text:p>
      <text:p text:style-name="P8"/>
      <text:p text:style-name="P8">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8"/>
      <text:p text:style-name="P9"><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8"><text:s/></text:p>
      <text:p text:style-name="P8">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8">\textbf{Spolupráca so zákazníkom je uprednostnená pred vyjednávaním o zmluvách}</text:p>
      <text:p text:style-name="P8"/>
      <text:p text:style-name="P8">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8"/>
      <text:p text:style-name="P9"><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8"/>
      <text:p text:style-name="P8">Vniká tu potreba pre nový obchodný vzťah, ktorý je založený na úzkej spolupráci zákazníka s dodávateľom. Zákazník má veľkú moc v ovplyvňovaní celého vývoja a nesie aj veľkú časť zodpovednosti za úspech projektu.\\\\</text:p>
      <text:p text:style-name="P8">\textbf{Reagovanie na zmenu má prednosť pred nasledovaním plánu}</text:p>
      <text:p text:style-name="P8"/>
      <text:p text:style-name="P8">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8"/>
      <text:p text:style-name="P8">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8"/>
      <text:p text:style-name="P7">\section{Business Driven Development}</text:p>
      <text:p text:style-name="P8">\label{sec:bdd}</text:p>
      <text:p text:style-name="P8"/>
      <text:p text:style-name="P8">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8"/>
      <text:p text:style-name="P8">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8"/>
      <text:p text:style-name="P8">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8"/>
      <text:p text:style-name="P8">Ako hlavný prvok premostenia firemných potrieb a IT je vhodné využiť modely firemných procesov (Business proces models BPMs). Je preto dôležité, aby IT odborníci boli schopní tieto diagramy čítať a pochopiť.</text:p>
      <text:p text:style-name="P8"/>
      <text:p text:style-name="P8">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8"/>
      <text:p text:style-name="P7">\subsection{BDD model činností}</text:p>
      <text:p text:style-name="P8">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8"/>
      <text:p text:style-name="P8">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8"/>
      <text:p text:style-name="P8">Nasledujúci obrázok \ref{fig:BDDmod} znázorňuje vysokoúrovňový náhľad na typickú postupnosť činností v BDD metodike.</text:p>
      <text:p text:style-name="P8"/>
      <text:p text:style-name="P8">\begin{figure}[ht]</text:p>
      <text:p text:style-name="P8"><text:s/>\centering</text:p>
      <text:p text:style-name="P8"><text:soft-page-break/><text:s/>\includegraphics[width=300px]{pic/BDDmodel.png}</text:p>
      <text:p text:style-name="P8"><text:s/>% BDDmodel.png: 1214x622 pixel, 72dpi, 42.83x21.94 cm, bb=0 0 1214 622</text:p>
      <text:p text:style-name="P8"><text:s/>\caption{BDD model činností.}</text:p>
      <text:p text:style-name="P8"><text:s/>\label{fig:BDDmod}</text:p>
      <text:p text:style-name="P8">\end{figure}</text:p>
      <text:p text:style-name="P8"/>
      <text:p text:style-name="P8">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8"/>
      <text:p text:style-name="P8">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8"/>
      <text:p text:style-name="P8">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8"/>
      <text:p text:style-name="P8">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8"/>
      <text:p text:style-name="P8">V nasledujúcej časti bude pozornosť podrobnejšie venovaná vývojovému životnému cyklu.</text:p>
      <text:p text:style-name="P8"/>
      <text:p text:style-name="P7">\subsection{Analýza firemných požiadaviek}</text:p>
      <text:p text:style-name="P8"/>
      <text:p text:style-name="P9"><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8"/>
      <text:p text:style-name="P8">\begin{itemize}</text:p>
      <text:p text:style-name="P8">\item Firemnú víziu.</text:p>
      <text:p text:style-name="P8">\item Firemné ciele (krátkodobé a dlhodobé), ktorými uskutočňujú víziu spoločnosti.</text:p>
      <text:p text:style-name="P8">\item Firemné požiadavky vysokej úrovne, ktoré napomáhajú dosiahnuť ciele.</text:p>
      <text:p text:style-name="P8">\item Problémy s existujúcimi firemnými procesmi.</text:p>
      <text:p text:style-name="P8">\end{itemize}</text:p>
      <text:p text:style-name="P8"/>
      <text:p text:style-name="P8">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8"/>
      <text:p text:style-name="P7">\subsection{Modelovanie firemných procesov}</text:p>
      <text:p text:style-name="P8"/>
      <text:p text:style-name="P8">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8"/>
      <text:p text:style-name="P8">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8"/>
      <text:p text:style-name="P8">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8"/>
      <text:p text:style-name="P8">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8"/>
      <text:p text:style-name="P8">Navrhnuté modely sa dajú testovať, prípadne sú do nich zavedené monitorovacie parametre, aby bolo uľahčené meranie výkonu a funkčnosti procesov. Vykonávame nimi simulácie, prostredníctvom ktorých získavame informácie na vylepšenie modelov.</text:p>
      <text:p text:style-name="P8"/>
      <text:p text:style-name="P8">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8"/>
      <text:p text:style-name="P7">\subsection{Modelovanie prípadov použitia}</text:p>
      <text:p text:style-name="P8">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8"/>
      <text:p text:style-name="P8">Na prevod nie je jasne definovaný formálny postup, ale je možné naznačiť použiteľný mechanizmus prevádzania BPMs na modely prípadov použitia.</text:p>
      <text:p text:style-name="P8"/>
      <text:p text:style-name="P8">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8"/>
      <text:p text:style-name="P8">Podobne aj mapovanie celého firemného procesu na prípad použitia by bolo značne zložité a neprehľadné. Vyskytovalo by sa tu veľké množstvo rol a vznikal by veľký počet alternatívnych ciest.\\</text:p>
      <text:p text:style-name="P8"><text:soft-page-break/></text:p>
      <text:p text:style-name="P8">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8"/>
      <text:p text:style-name="P8">Hneď, ako sme schopní identifikovať prípad použitia, je nutné popísať jeho hlavné kroky cez aktivity, ktoré v ňom prebiehajú. Takýmto spôsobom získavame popis prípadu použitia pomocou postupnosti krokov.\\</text:p>
      <text:p text:style-name="P8"/>
      <text:p text:style-name="P8">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8"/>
      <text:p text:style-name="P8">Ak sa nám úspešne podarí vykonať všetky tieto prevody, zvyšujeme tým pravdepodobnosť úspechu IT projektu.</text:p>
      <text:p text:style-name="P8"/>
      <text:p text:style-name="P7">\subsection{Modelovanie služieb -- SOA}</text:p>
      <text:p text:style-name="P8">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8"/>
      <text:p text:style-name="P8">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8"><text:s/></text:p>
      <text:p text:style-name="P8">\begin{itemize}</text:p>
      <text:p text:style-name="P8">\item Určenie primárnych procesných slabostí a úzkych miest</text:p>
      <text:p text:style-name="P8">\item Problematické body vytknuté zákazníkom </text:p>
      <text:p text:style-name="P8">\item Procesy, ktoré musia byť škálovateľné s nárastom objemu transakcií </text:p>
      <text:p text:style-name="P8">\end{itemize}</text:p>
      <text:p text:style-name="P8"/>
      <text:p text:style-name="P8">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8"/>
      <text:p text:style-name="P8">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8"/>
      <text:p text:style-name="P8">\begin{figure}</text:p>
      <text:p text:style-name="P8"><text:s/>\centering</text:p>
      <text:p text:style-name="P8"><text:s/>\includegraphics{pic/BDDmodel.png}</text:p>
      <text:p text:style-name="P8"><text:s/>\caption{Úrovne servisne orientovanej architektúry}</text:p>
      <text:p text:style-name="P8"><text:s/>\label{fig:SOAL}</text:p>
      <text:p text:style-name="P8">\end{figure}</text:p>
      <text:p text:style-name="P8"/>
      <text:p text:style-name="P8">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8"/>
      <text:p text:style-name="P8">Po zostavení listiny kandidátov na služby sa snažíme dopracovať ku konečnej podobe portfólia služieb a vypracovať model služieb pre firmu. Základné činnosti, ktoré musia byť vykonané na dosiahnutie modelu služieb, sú:</text:p>
      <text:p text:style-name="P8"/>
      <text:p text:style-name="P8">\begin{itemize}</text:p>
      <text:p text:style-name="P8">\item Analýza zhora dolu cez procesné modely. </text:p>
      <text:p text:style-name="P8">\item Analýza už existujúceho systému a aplikácií. </text:p>
      <text:p text:style-name="P8">\item Vytvorenie prvotného modelu služieb pre kandidátske služby.</text:p>
      <text:p text:style-name="P8">\item Jasné stanovenie popisov vlastností a kvality služieb. </text:p>
      <text:p text:style-name="P8">\item Zviazanie každej služby s firemným cieľom a zabezpečenie, aby sa služba podieľala aspoň na jednom firemnom procese. </text:p>
      <text:p text:style-name="P8">\end{itemize}</text:p>
      <text:p text:style-name="P8"/>
      <text:p text:style-name="P7">\subsection{Systémový návrh a vývoj}</text:p>
      <text:p text:style-name="P8">Počas vývojovej fázy tím pracuje s počiatočným prípadom použitia a modelom služieb. Vnára sa do modelu a špecifikuje funkcionalitu pre každý prípad použitia. \\\\</text:p>
      <text:p text:style-name="P8">\textbf{Systémový návrh}</text:p>
      <text:p text:style-name="P8"/>
      <text:p text:style-name="P9"><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8"/>
      <text:p text:style-name="P8">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8"/>
      <text:p text:style-name="P8"><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8"/>
      <text:p text:style-name="P8">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8">\textbf{Systémový vývoj} </text:p>
      <text:p text:style-name="P8"/>
      <text:p text:style-name="P8">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8"/>
      <text:p text:style-name="P8">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8"/>
      <text:p text:style-name="P8">Paralelne s vývojom je budovaná aj infraštruktúra pre budúci systém. Využíva sa pri tom operačný model systému. Súčasne musí byť po dokončení vývoja pripravený aj hardvér, aby mohlo nastať nasadenie systému.</text:p>
      <text:p text:style-name="P8"/>
      <text:p text:style-name="P10">\subsection{Nasadenie, monitorovanie a analýza zozbieraných dát}</text:p>
      <text:p text:style-name="P9"/>
      <text:p text:style-name="P9">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9"/>
      <text:p text:style-name="P9">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9"/>
      <text:p text:style-name="P9">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9"/>
      <text:p text:style-name="P9">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9"/>
      <text:p text:style-name="P10">\subsection{Definované role}</text:p>
      <text:p text:style-name="P9"/>
      <text:p text:style-name="P9">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9"/>
      <text:p text:style-name="P9">\begin{figure}</text:p>
      <text:p text:style-name="P9"><text:s/>\centering</text:p>
      <text:p text:style-name="P9"><text:s/>\includegraphics{pic/BDDmodel.png}</text:p>
      <text:p text:style-name="P9"><text:s/>\caption{Hlavné roly využívané v BDD.}</text:p>
      <text:p text:style-name="P9"><text:s/>\label{fig:roles}</text:p>
      <text:p text:style-name="P9">\end{figure}</text:p>
      <text:p text:style-name="P9"/>
      <text:p text:style-name="P9">Popis jednotlivých kľúčových rol:</text:p>
      <text:p text:style-name="P9">\begin{description}</text:p>
      <text:p text:style-name="P9">\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9">\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9">\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9">\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9">\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9">\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14"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1"/>
      <text:h text:style-name="P13" text:outline-level="1"/>
      <text:h text:style-name="P13" text:outline-level="1"/>
      <text:h text:style-name="P1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3"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9"/>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V práci sú postupne rozpracovávané <text:s/>a zobrazené <text:soft-page-break/>jednotlivé podprocesy podla príslušnosti k iterácii, pre ktorú sú popisované diagramy relevantné. </text:p>
      <text:p text:style-name="P1"/>
      <text:p text:style-name="P1">\begin{figure}[ht]</text:p>
      <text:p text:style-name="P1"><text:s/>\centering</text:p>
      <text:p text:style-name="P1">\includegraphics[width=\linewidth]{pic/pridaniec.png} </text:p>
      <text:p text:style-name="P1">\includegraphics[width=250px]{pic/pridanierec.png}</text:p>
      <text:p text:style-name="P1"><text:s text:c="2"/>\caption{Dekompozícia pridania článku.}</text:p>
      <text:p text:style-name="P1"><text:s/>\label{fig:LL}</text:p>
      <text:p text:style-name="P1">\end{figure}</text:p>
      <text:p text:style-name="P1">\subsection{Naplánovanie iterácii a inkrementov}</text:p>
      <text:p text:style-name="P1"/>
      <text:p text:style-name="P1">Pomocou hierarchickú štruktúru procesov prebiehajúcich vo firme je možné pokračovať v ďalšom plánovaní. Funkcionalita celého systému je rozdelená na časti <text:s/>definované pre ľahšie zvládnutie projektu a rýchlejšie poskytnutie funkcionality zákazníkovo. Po identifikácii funkčných častí je rozdelenie prediskutované so zákazníkom. Objednávateľ na základe svojich najnutnejších potrieb určí poradie dodávaných komponent. </text:p>
      <text:p text:style-name="P1"/>
      <text:p text:style-name="P1">Pre ukážkový projekt je za primárnu časť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begin{enumerate}</text:p>
      <text:p text:style-name="P1">\item Jednoduché zobrazenie, vkladanie článkov a užívateľské role</text:p>
      <text:p text:style-name="P1">\item Recenzovanie a zostavovanie čísla časopisu</text:p>
      <text:p text:style-name="P1">\item Vyhľadávanie a úprava profilu</text:p>
      <text:p text:style-name="P1">\item 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
      <text:p text:style-name="P1">\subsection{Prvá iterácia}</text:p>
      <text:p text:style-name="P1"><text:soft-page-break/>Zoberieme si diagramy firemných procesov popisujúce procesy spojené s vkladaním článku (obr. \ref{fig:LL}).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centering</text:p>
      <text:p text:style-name="P1"><text:s/>\includegraphics[width=30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využíva \textit{notifikáciu} na zaslanie informácie o pridaní článku.</text:p>
      <text:p text:style-name="P1">\item[Priradenie recenzenta] -- Začína výberom recenzenta, ktorý je skrz \textit{notifikáciu} <text:soft-page-break/>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a pomocou špecifikácie požiadavkov.. Na úvod sú načrtnuté hrubé obrysy diagramu, ktorý je postupne spresňovaný. Za výstup iterácie sa považuje presný návrhový diagram tried.</text:p>
      <text:p text:style-name="P1"/>
      <text:p text:style-name="P1">Diagram popisujúci prvú iteráciu stavia na dvoch triedach \textit{Uzivatel} a \textit{Clanok}. Prvá zabezpečuje zachytenie informácii o osobách pracujúcich zo systémom. Pomocou dedičnosti sú definované triedy reprezentujúce role vyskytujúce sa v systéme. S užívateľom je spojená aj trieda \textit{ManazerUzivatelov} umožňujúca vytvorenie nového konta a možnosť nastavenia platnosti registrácie pre registrovaného užívateľa. </text:p>
      <text:p text:style-name="P1"/>
      <text:p text:style-name="P1">Článok virtuálneho časopisu je v systéme reprezentovaný triedou \textit{Clanok}. Uchováva si informácie o príspevkoch vedených v časopise a odkazuje sa na ňu registrovaný užívateľ, čím sa tieto triedy zväzujú. Aj pre článok je vytvorený manažér spravujúci vytváranie príspevkov. </text:p>
      <text:p text:style-name="P1"/>
      <text:p text:style-name="P1">Pre účeli notifikácie je vytvorená trieda \textit{Akcia} aj s manažérom udržujúca informácie o udalostiach nastávajúcich v systéme. Umožňuje taktiež rozosielanie informačných e-mailov či už na priame vyžiadanie alebo po časových intervaloch.</text:p>
      <text:p text:style-name="P1"/>
      <text:p text:style-name="P1">\begin{figure}[ht]</text:p>
      <text:p text:style-name="P1"><text:s/>\centering</text:p>
      <text:p text:style-name="P1"><text:s/>\includegraphics[width=400px]{pic/CD1.png}</text:p>
      <text:p text:style-name="P1"><text:s text:c="2"/>\caption{Diagram prípadov použitia prvej iterácie.}</text:p>
      <text:p text:style-name="P1"><text:s/>\label{fig:dt1}</text:p>
      <text:p text:style-name="P1">\end{figure}</text:p>
      <text:p text:style-name="P1"><text:soft-page-break/></text:p>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
      <text:p text:style-name="P1">\begin{figure}[ht]</text:p>
      <text:p text:style-name="P1"><text:s/>\centering</text:p>
      <text:p text:style-name="P1"><text:soft-page-break/><text:s/>\includegraphics[width=370px]{pic/UC2.png}</text:p>
      <text:p text:style-name="P1"><text:s text:c="2"/>\caption{Diagram prípadov použitia po druhej iterácii.}</text:p>
      <text:p text:style-name="P1"><text:s/>\label{fig:uc2}</text:p>
      <text:p text:style-name="P1">\end{figure}</text:p>
      <text:p text:style-name="P1"/>
      <text:p text:style-name="P1">\subsection*{Statická štruktúra}</text:p>
      <text:p text:style-name="P1"/>
      <text:p text:style-name="P1">Druhá iterácia vnáša do systému recenzie a usporiadanie článkov do čísiel. Recenzovanie zasiahlo aj do tried pracujúcich s odovzdanými publikáciami a pridalo do nich premenné a funkcie udržujúce previazanie článku s recenziou. Trieda \textit{Recenzia} si uchováva dátum zadania a kto ju vykonal. Recenzie sú vkladané do systému pomocou funkcionality poskytovanej manažérom recenzii.</text:p>
      <text:p text:style-name="P1"/>
      <text:p text:style-name="P1">Usporiadanie príspevkov do čísiel zabezpečuje trieda \textit{<text:span text:style-name="T6">Cislo</text:span>}. Udržuje si informáciu o poradí vydania a odkazuje na na všetky články zaradené do daného vydania. Vytváranie a vkladanie článkov do nových čísiel má na starosti \textit{<text:span text:style-name="T6">ManazerCasopisu</text:span>}. Táto trieda ma na starosti aj generovanie webových stránok pre novovytvorené číslo a generovanie zoznamov pre tlač. So zaraďovaním príspevkov do čísiel súvisí aj metóda vylučujúca článok, ktorá bola pridaná do manažéra článkov.</text:p>
      <text:p text:style-name="P1">\begin{figure}[ht]</text:p>
      <text:p text:style-name="P1"><text:s/>\centering</text:p>
      <text:p text:style-name="P1"><text:s/>\includegraphics[width=\linewidth]{pic/CD2.png}</text:p>
      <text:p text:style-name="P1"><text:s text:c="2"/>\caption{Diagram prípadov použitia prvej iterácie.}</text:p>
      <text:p text:style-name="P1"><text:s/>\label{fig:CD2}</text:p>
      <text:p text:style-name="P1">\end{figure}</text:p>
      <text:p text:style-name="P1"/>
      <text:p text:style-name="P1">\subsection{Tretia iterácia}</text:p>
      <text:p text:style-name="P1"/>
      <text:p text:style-name="P1">Tretia iterácia prináša do systému funkcionalitu spätú z vyhľadávaním článkov databáze podľa rôznych kritérií. Taktiež je tu zavedená možnosť úpravy profilu. Firemné procesy zachytávajúce pridávanú funkcionalitu sú zobrazené na obrázku \ref{}. Z uvedených diagramov identifikujeme diagramy použitia pre vyhľadávanie článkov v databáze, úpravou údajov o užívateľovi a zmenu prihlasovacieho hesla. Pridaním nových prípadov použitia nevstupujú do systému žiadní noví aktéri. </text:p>
      <text:p text:style-name="P1"/>
      <text:p text:style-name="P1">\subsection*{Prípady použitia}</text:p>
      <text:p text:style-name="P1"/>
      <text:p text:style-name="P1">\begin{description}</text:p>
      <text:p text:style-name="P1"><text:s/>\item[Vyhľadávanie] – Užívateľ môže vyhľadávať pomocou reťazca overovaného voči <text:s/>menu a priezviska autora, <text:s/>názvu organizácie, alebo názvu článku. Ďalšou možnosťou je vyhľadávanie podla kľúčových slov alebo čísla časopisu. Odpoveďou na vyhľadávacie dotazy je zoznam najvhodnejších nálezov článkov. </text:p>
      <text:p text:style-name="P1"><text:soft-page-break/><text:s/>\item[Úprava profilu] – Ponuka registrovanému užívateľovi možnosť meniť svoje osobné údaje ako meno, priezvisko, príslušnosť k organizácií a emailovú adresu využívanú na zasielanie informačných emailov. <text:s/></text:p>
      <text:p text:style-name="P1"><text:s/>\item[Zmena hesla] – Registrovaný užívateľ je oprávnený meniť svoje prihlasovacie heslo. Pri zmene hesla je najskôr vyžiadané staré heslo, ktoré je overené a až následne na to je zmena povolená. <text:s/></text:p>
      <text:p text:style-name="P1"><text:s/>\end{description}</text:p>
      <text:p text:style-name="P1"/>
      <text:p text:style-name="P1">\begin{figure}[ht]</text:p>
      <text:p text:style-name="P1"><text:s/>\centering</text:p>
      <text:p text:style-name="P1"><text:s/>\includegraphics[width=370px]{pic/UC3.png}</text:p>
      <text:p text:style-name="P1"><text:s text:c="2"/>\caption{Diagram prípadov použitia tretej iterácie.}</text:p>
      <text:p text:style-name="P1"><text:s/>\label{fig:uc3}</text:p>
      <text:p text:style-name="P1">\end{figure}</text:p>
      <text:p text:style-name="P1"/>
      <text:p text:style-name="P1">\subsection*{Statická štruktúra}</text:p>
      <text:p text:style-name="P1">Zavedením novej funkcionality v tretej iterácií do modelu neprináša žiadnu novú triedu ale rozširujú sa už existujúce triedy. Funkcionalita vyhľadávania je zabezpečená skrz metódy pridané do tried \textit{<text:span text:style-name="T6">ManazerCasopisu</text:span>}, \textit{<text:span text:style-name="T6">ManazerCisla</text:span>} a \textit{<text:span text:style-name="T6">ManazerUzivatelov</text:span>}. Menenie osobných údajov užívateľa je podobne ako vyhľadávanie zabezpečené vložením odpovedajúcich metód do triedy \textit{<text:span text:style-name="T6">ManazerUzivatelov</text:span>}.</text:p>
      <text:p text:style-name="P1"/>
      <text:p text:style-name="P1">\begin{figure}[ht]</text:p>
      <text:p text:style-name="P1"><text:s/>\centering</text:p>
      <text:p text:style-name="P1"><text:s/>\includegraphics[width=\linewidth]{pic/CD3.png}</text:p>
      <text:p text:style-name="P1"><text:s text:c="2"/>\caption{Diagram tried tretej iterácie.}</text:p>
      <text:p text:style-name="P1"><text:s/>\label{fig:CD3}</text:p>
      <text:p text:style-name="P1">\end{figure}</text:p>
      <text:p text:style-name="P1"/>
      <text:p text:style-name="P1">\subsection{Štvrtá iterácia}</text:p>
      <text:p text:style-name="P1"/>
      <text:p text:style-name="P1">Posledná iterácia dokončuje budovaný produkt pridaním správy systému. Administrátor využíva túto správu na upravovanie vzhľadu a obsahu virtuálneho časopisu. Správa aplikáciu mu ponúka možnosť vkladať nové webové stránky do rozhrania, ktoré sú hierarchicky usporiadávané a zaradené do menu. Administrátor má takto možnosť bez zasahovania do kódu rozhrania pridať potrebné informácie na web. Firemné procesy popisujúce prácu administrátora sú zachytene na obrazku \ref{}.</text:p>
      <text:p text:style-name="P1"/>
      <text:p text:style-name="P1">Z uvedených diagramov vyčítame prípady použitia zachytávajúce možnosť upravovania údajov o článku a pre prípad núdze aj jeho vymazanie. Ďalším kandidátom na prípad použitia sú činnosti spojené s vytváraním nových stránok rozhrania a ich upravovaním obsahu už existujúcich stránok. <text:soft-page-break/>Poslednou identifikovateľnou funkcionalitou je upravovanie celkového vzhľadu rozhrania. Je možné meniť logo virtuálneho časopisu, nadpis a tému podla dodanej ponuky.</text:p>
      <text:p text:style-name="P1"/>
      <text:p text:style-name="P1">\subsection*{Prípady použitia}</text:p>
      <text:p text:style-name="P1"/>
      <text:p text:style-name="P1">\begin{description}</text:p>
      <text:p text:style-name="P1"><text:s/>\item[Úprava údajov o článkoch] – Administrátor upravuje údaje o článkoch. Je oprávnený meniť názvy, anotácie, autorov a odkaz na umiestnenie súboru s plným textom.</text:p>
      <text:p text:style-name="P1"><text:s/>\item[Vymazanie článku] – Administrátorovi je umožnené z technických príčin mať možnosť vymazať článok. Tato akcia je spojená s notifikáciou redakčnej rady a autora článku o vykonanom odstránení.</text:p>
      <text:p text:style-name="P1">\item[Vytvorenie stránky] – Správca systému môže rozširovať grafické rozhranie aplikácie pridaním nových webových stránok a naplnením ich obsahom. Stranky sú generované automaticky a dopĺňa sa do nich len samotný text omocou jednoduchého rozhrania. </text:p>
      <text:p text:style-name="P1">\item[Upravenie stránky] – Administrátor je oprávnený meniť obsah skupiny stránok na ktorej nie sú zobrazovane výpisy z databázy.</text:p>
      <text:p text:style-name="P1">\item[Úprava rozhrania] – Rozhranie môže byť správcom upravené pomocou dodávaných tém. Je tiež umožnené meniť logo a názov virtuálneho časopisu.</text:p>
      <text:p text:style-name="P1"><text:s/>\end{description}</text:p>
      <text:p text:style-name="P1"/>
      <text:p text:style-name="P1">\begin{figure}[ht]</text:p>
      <text:p text:style-name="P1"><text:s/>\centering</text:p>
      <text:p text:style-name="P1"><text:s/>\includegraphics[width=370px]{pic/UC4.png}</text:p>
      <text:p text:style-name="P1"><text:s text:c="2"/>\caption{Diagram prípadov použitia po druhej iterácii.}</text:p>
      <text:p text:style-name="P1"><text:s/>\label{fig:uc4}</text:p>
      <text:p text:style-name="P1">\end{figure}</text:p>
      <text:p text:style-name="P1"/>
      <text:p text:style-name="P1">\subsection*{Statická štruktúra}</text:p>
      <text:p text:style-name="P1">Záverečný diagram tried (\ref{fig:CD4}) zachytáva kompletný pohľad na vypracovaný systém. V poslednej iterácii do neho pribudli triedy \textit{AdresarStranok} a \textit{WeStranka} zabezpečujúce prácu so správou rozhrania. Držia informácie o vzhľade aplikácie a zachytávajú hierarchiu usporiadania webových stránok. Zabezpečujú aj generovanie nových stránok a prácu s upraviteľnými stránkami.</text:p>
      <text:p text:style-name="P1"/>
      <text:p text:style-name="P1">\begin{figure}[ht]</text:p>
      <text:p text:style-name="P1"><text:s/>\centering</text:p>
      <text:p text:style-name="P1"><text:s/>\includegraphics[width=\linewidth]{pic/CD4.png}</text:p>
      <text:p text:style-name="P1"><text:s text:c="2"/>\caption{Diagram prípadov použitia prvej iterácie.}</text:p>
      <text:p text:style-name="P1"><text:s/>\label{fig:CD4}</text:p>
      <text:p text:style-name="P1">\end{figure}</text:p>
      <text:p text:style-name="Standard"><text:soft-page-break/>Zaver</text:p>
      <text:p text:style-name="Standard"/>
      <text:p text:style-name="Standard">Vývoj softvéru v účastnej dobe je už takmer nemysliteľný bez využitia nejakej modelovacej metódy, ktorá tento vývoj dokáže usmerniť, napomôcť k získaniu kvalitného riešenia problému a rapídne zvýšiť úspešnosť projektu. Rôzne metódy majú rozdielne špecifické prvky a niektoré je zapotreby prispôsobiť pre adekvátne využitie a maximalizovanie potenciálu skrývajúceho sa v nich. Výberom a prípadnou úpravou postupu modelovania je zvýšená efektívnosť práce, urýchlený vývoja a znížené náklady na projekt. Dôsledkom je dodávanie kvalitného softvéru v dostupných cenových reláciách.</text:p>
      <text:p text:style-name="Standard"/>
      <text:p text:style-name="Standard">Obecne je hlavná myslienka za používaním metodík uľahčenie zvládnutia veľkých projektov. Keď však aplikujeme rozsiahle a robustné metódy na malé jednoducho pochopiteľné a zvládnuteľné projekty získavame značný počet činností neposúvajúcich projekt k rýchlemu koncu. Veľký počet definovaných rol a modelov, ktoré musia byť vypracované spomaľuje prechod k vlastnému produkovaniu systému. Tento prístup určite ponúka robustný základ pre vývoja aplikácii, ale nemusí dodávať riešenia dostatočne rýchlo pre zákazníka potrebujúceho rýchle zavedenie IT riešenie, aby zostala zachovaná jeho konkurencieschopnosť. Pri zdĺhavom dodávaní produktu môže nastať situácia, že systém nespĺňa rýchlo sa meniace požiadavky klienta.</text:p>
      <text:p text:style-name="Standard"/>
      <text:p text:style-name="Standard">Naštudovanie rozličných modelovacích metód využívaných v minulosti a súčasnosti slúžilo ako základ pre návrh metódy umožňujúcej efektívny vývoj malých softvérových projektov. Popri preštudovaniu modelov bolo cieľom tejto práce aj oboznámenie sa s grafickými modelovacími nástrojmi, hlavne Business Process Modeling Notation slúžiacou na popisovanie firemných procesov.</text:p>
      <text:p text:style-name="Standard"/>
      <text:p text:style-name="Standard">Navrhnutá metóda využíva BPMN diagramy na zachytenie požiadavkov užívateľa ako jeden zo vstupov do analytickej a vývojovej časti. Tieto diagramy sú intuitívne pre zákazníka, ktorý na základe nich môže s analytikom diskutovať o dodanej funkcionalite realizovaného systému. V prípade že cieľová organizácia už má popísanú štruktúru fungovania pomocou procesov je tým vývoj výrazne urýchlený.</text:p>
      <text:p text:style-name="Standard"/>
      <text:p text:style-name="Standard">Hlavným cieľom metódy je rýchle dodávanie kvalitných IT riešení plniacich aktuálne zákazníkove potreby. V navrhnutom postupe sa preto uplatňujú myšlienky zachytené v manifeste agilného programovania. Vyzdvihovaná je spolupráca so zákazníkom a upravovanie návrhu a vývoja podla jeho predstáv. </text:p>
      <text:p text:style-name="Standard"/>
      <text:p text:style-name="Standard">BPMN diagramy zachytávajú funkcionalitu budúceho systému. Charakterom použitia majú prvky diagramov dátových tokov, ktoré boli v minulosti používané pri návrhu softvéru. Získava sa tak pomerne intuitívny náhľad na fungovanie systému, ktorý keď spojíme s diagramami tried používanými pri objektovo orientovanom návrhu dávajú programátorovi jasný rys budovaného systému ale tiež mu ponechávajú dostatočný priestor na zapojenie svojej kreativity do realizovania výsledného riešenia.</text:p>
      <text:p text:style-name="Standard"/>
      <text:p text:style-name="Standard">Navrhnutá metóda bola overená pri vypracovaní <text:span text:style-name="T1">informačného systému pre správu vedeckého časopisu. Podľa stanoveného postupu boli zachytené požiadavky na systém, ktoré boli prevedené na BPMN modely a s ich pomocou boli vypracované diagramy prípadov použitia a tried. Postupné odvodzovanie diagramov prebehlo bez väčších problémov. Získaná výsledná sada modelov popisuje statickú a dynamickú štruktúru produktu. </text:span></text:p>
      <text:p text:style-name="Standard"><text:span text:style-name="T1"/></text:p>
      <text:p text:style-name="Standard"><text:span text:style-name="T1">Pre úplné overenie metódy však chýba realizácia navrhnutých modelov, ktorá však nemôže byť prevedená tou istou osobou ako návrhová časť. Je potrebný náhľad druhej nezainteresovanej osoby, ktorá nemá so systémom skúsenosti a musela by sa preto spoliehať len na poskytnuté modely a </text:span><text:soft-page-break/><text:span text:style-name="T1">komunikáciu s návrhárom. Overila by sa tým miera zrozumiteľnosti a množstvo informácii poskytované modelmi.</text:span></text:p>
      <text:p text:style-name="Standard"><text:span text:style-name="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8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7T22:16:41</dc:date>
    <dc:creator>Miroslav Ligas</dc:creator>
    <meta:editing-duration>PT395H59M10S</meta:editing-duration>
    <meta:editing-cycles>192</meta:editing-cycles>
    <meta:generator>OpenOffice.org/3.0$Linux OpenOffice.org_project/300m15$Build-9379</meta:generator>
    <meta:document-statistic meta:table-count="0" meta:image-count="0" meta:object-count="0" meta:page-count="38" meta:paragraph-count="559" meta:word-count="12721" meta:character-count="97687"/>
    <meta:user-defined meta:name="Info 1"/>
    <meta:user-defined meta:name="Info 2"/>
    <meta:user-defined meta:name="Info 3"/>
    <meta:user-defined meta:name="Info 4"/>
  </office:meta>
</office:document-meta>
</file>